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Algerian" svg:font-family="Algerian" style:font-family-generic="decorative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Liberation Sans3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Times New Roman" fo:font-size="9pt" fo:font-style="normal" fo:font-weight="normal" officeooo:paragraph-rsid="00743d15" style:font-size-asian="9pt" style:font-style-asian="normal" style:font-weight-asian="normal" style:font-name-complex="Liberation Sans2" style:font-size-complex="9pt" style:font-style-complex="normal" style:font-weight-complex="normal"/>
    </style:style>
    <style:style style:name="P2" style:family="paragraph" style:parent-style-name="Block_20_Text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Times New Roman" fo:font-size="9pt" fo:font-style="normal" fo:font-weight="normal" officeooo:paragraph-rsid="00743d15" style:font-size-asian="9pt" style:font-style-asian="normal" style:font-weight-asian="normal" style:font-name-complex="Liberation Sans2" style:font-size-complex="9pt" style:font-style-complex="normal" style:font-weight-complex="normal"/>
    </style:style>
    <style:style style:name="P3" style:family="paragraph" style:parent-style-name="Body_20_Text_20_2">
      <style:text-properties style:font-name="Times New Roman" fo:font-size="9pt" officeooo:paragraph-rsid="00743d15" style:font-size-asian="9pt" style:font-size-complex="9pt"/>
    </style:style>
    <style:style style:name="P4" style:family="paragraph" style:parent-style-name="Teri">
      <style:text-properties style:font-name="Times New Roman" fo:font-size="9pt" officeooo:rsid="000516d0" officeooo:paragraph-rsid="00743d15" style:font-size-asian="9pt" style:font-size-complex="9pt"/>
    </style:style>
    <style:style style:name="P5" style:family="paragraph" style:parent-style-name="Teri">
      <style:text-properties style:font-name="Times New Roman" fo:font-size="9pt" officeooo:paragraph-rsid="00743d15" style:font-size-asian="9pt" style:font-size-complex="9pt"/>
    </style:style>
    <style:style style:name="P6" style:family="paragraph" style:parent-style-name="Teri">
      <style:text-properties style:font-name="Times New Roman" fo:font-size="9pt" fo:font-weight="normal" officeooo:paragraph-rsid="00743d15" style:font-size-asian="9pt" style:font-weight-asian="normal" style:font-name-complex="Liberation Sans2" style:font-size-complex="9pt" style:font-weight-complex="normal"/>
    </style:style>
    <style:style style:name="P7" style:family="paragraph" style:parent-style-name="Teri">
      <style:text-properties fo:color="#ffffff" style:font-name="Times New Roman" fo:font-size="9pt" fo:font-weight="bold" officeooo:rsid="000516d0" officeooo:paragraph-rsid="00743d15" fo:background-color="#000000" style:font-size-asian="9pt" style:font-weight-asian="bold" style:font-size-complex="9pt" style:font-weight-complex="bold"/>
    </style:style>
    <style:style style:name="P8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Times New Roman" fo:font-size="9pt" fo:font-style="normal" fo:font-weight="bold" officeooo:paragraph-rsid="00743d15" style:font-size-asian="9pt" style:font-style-asian="normal" style:font-weight-asian="bold" style:font-name-complex="Liberation Sans2" style:font-size-complex="9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9pt" fo:font-weight="bold" style:font-size-asian="9pt" style:font-weight-asian="bold" style:font-size-complex="9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9pt" fo:font-weight="bold" officeooo:paragraph-rsid="008020b7" style:font-size-asian="9pt" style:font-weight-asian="bold" style:font-size-complex="9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9pt" fo:font-weight="bold" officeooo:paragraph-rsid="00418428" style:font-size-asian="9pt" style:font-weight-asian="bold" style:font-size-complex="9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9pt" officeooo:paragraph-rsid="00418428" style:font-size-asian="9pt" style:font-size-complex="9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14" style:family="paragraph" style:parent-style-name="Standard">
      <style:text-properties style:font-name="Times New Roman" fo:font-size="9pt" fo:font-weight="normal" officeooo:paragraph-rsid="00743d15" style:font-size-asian="9pt" style:font-weight-asian="normal" style:font-name-complex="Liberation Sans2" style:font-size-complex="9pt" style:font-weight-complex="normal"/>
    </style:style>
    <style:style style:name="P15" style:family="paragraph" style:parent-style-name="Standard">
      <style:text-properties style:font-name="Times New Roman" fo:font-size="9pt" fo:font-weight="normal" officeooo:paragraph-rsid="0081739e" style:font-size-asian="9pt" style:font-weight-asian="normal" style:font-name-complex="Liberation Sans2" style:font-size-complex="9pt" style:font-weight-complex="normal"/>
    </style:style>
    <style:style style:name="P16" style:family="paragraph" style:parent-style-name="Standard">
      <style:text-properties style:font-name="Times New Roman" fo:font-size="9pt" fo:font-style="normal" fo:font-weight="normal" officeooo:paragraph-rsid="00743d15" style:font-size-asian="9pt" style:font-style-asian="normal" style:font-weight-asian="normal" style:font-name-complex="Liberation Sans2" style:font-size-complex="9pt" style:font-style-complex="normal" style:font-weight-complex="normal"/>
    </style:style>
    <style:style style:name="P17" style:family="paragraph" style:parent-style-name="Standard">
      <style:text-properties style:font-name="Times New Roman" fo:font-size="9pt" fo:font-style="normal" fo:font-weight="normal" officeooo:paragraph-rsid="0081739e" style:font-size-asian="9pt" style:font-style-asian="normal" style:font-weight-asian="normal" style:font-name-complex="Liberation Sans2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9pt" fo:font-style="normal" fo:font-weight="normal" officeooo:paragraph-rsid="0081739e" style:font-size-asian="9pt" style:font-style-asian="normal" style:font-weight-asian="normal" style:font-name-complex="Liberation Sans2" style:font-size-complex="9pt" style:font-style-complex="normal" style:font-weight-complex="normal"/>
    </style:style>
    <style:style style:name="P19" style:family="paragraph" style:parent-style-name="Standard">
      <style:text-properties style:font-name="Times New Roman" fo:font-size="9pt" fo:font-style="normal" officeooo:paragraph-rsid="00743d15" style:font-size-asian="9pt" style:font-style-asian="normal" style:font-size-complex="9pt" style:font-style-complex="normal"/>
    </style:style>
    <style:style style:name="P20" style:family="paragraph" style:parent-style-name="Standard">
      <style:text-properties style:font-name="Times New Roman" fo:font-size="9pt" fo:font-style="normal" fo:font-weight="bold" officeooo:paragraph-rsid="00743d15" style:font-size-asian="9pt" style:font-style-asian="normal" style:font-weight-asian="bold" style:font-name-complex="Liberation Sans2" style:font-size-complex="9pt" style:font-style-complex="normal" style:font-weight-complex="bold"/>
    </style:style>
    <style:style style:name="P21" style:family="paragraph" style:parent-style-name="Standard">
      <style:text-properties style:font-name="Times New Roman" fo:font-size="9pt" fo:font-style="normal" fo:font-weight="bold" officeooo:paragraph-rsid="0081739e" style:font-size-asian="9pt" style:font-style-asian="normal" style:font-weight-asian="bold" style:font-name-complex="Liberation Sans2" style:font-size-complex="9pt" style:font-style-complex="normal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9pt" officeooo:paragraph-rsid="00716b8e" style:font-size-asian="9pt" style:font-size-complex="9pt"/>
    </style:style>
    <style:style style:name="P2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9pt" officeooo:paragraph-rsid="00748df2" style:font-size-asian="9pt" style:font-size-complex="9pt"/>
    </style:style>
    <style:style style:name="P24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9pt" officeooo:paragraph-rsid="0015e8d7" style:font-size-asian="9pt" style:font-size-complex="9pt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9pt" officeooo:rsid="00748df2" officeooo:paragraph-rsid="00748df2" style:font-size-asian="9pt" style:font-size-complex="9pt"/>
    </style:style>
    <style:style style:name="P26" style:family="paragraph" style:parent-style-name="Standard">
      <style:text-properties style:font-name="Times New Roman" fo:font-size="9pt" officeooo:rsid="00748df2" officeooo:paragraph-rsid="00748df2" style:font-size-asian="9pt" style:font-size-complex="9pt"/>
    </style:style>
    <style:style style:name="P27" style:family="paragraph" style:parent-style-name="Standard">
      <style:text-properties style:font-name="Times New Roman" fo:font-size="9pt" officeooo:paragraph-rsid="0015e8d7" style:font-size-asian="9pt" style:font-size-complex="9pt"/>
    </style:style>
    <style:style style:name="P28" style:family="paragraph" style:parent-style-name="Standard">
      <style:text-properties style:font-name="Times New Roman" fo:font-size="9pt" officeooo:paragraph-rsid="006520a3" style:font-size-asian="9pt" style:font-size-complex="9pt"/>
    </style:style>
    <style:style style:name="P29" style:family="paragraph" style:parent-style-name="Standard">
      <style:text-properties style:font-name="Times New Roman" fo:font-size="9pt" officeooo:paragraph-rsid="00748df2" style:font-size-asian="9pt" style:font-size-complex="9pt"/>
    </style:style>
    <style:style style:name="P30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Times New Roman" fo:font-size="9pt" fo:font-style="normal" officeooo:paragraph-rsid="00743d15" style:font-size-asian="9pt" style:font-style-asian="normal" style:font-size-complex="9pt" style:font-style-complex="normal"/>
    </style:style>
    <style:style style:name="P31" style:family="paragraph" style:parent-style-name="Heading" style:master-page-name="Standard">
      <style:paragraph-properties fo:text-align="center" style:justify-single-word="false" style:page-number="auto"/>
      <style:text-properties fo:color="#ce181e" style:font-name="Times New Roman" fo:font-size="14pt" fo:font-weight="bold" style:font-size-asian="14pt" style:font-weight-asian="bold" style:font-size-complex="14pt"/>
    </style:style>
    <style:style style:name="P32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33" style:family="paragraph">
      <style:paragraph-properties fo:text-align="start"/>
      <style:text-properties fo:color="#000000" style:text-line-through-style="none" style:text-line-through-type="none" fo:font-family="'Times New Roman'" style:font-style-name="Regular" style:font-family-generic="roman" fo:font-size="9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481338" style:font-weight-asian="normal" style:font-name-complex="Liberation Sans2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41bf36" style:font-weight-asian="normal" style:font-name-complex="Liberation Sans2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Liberation Sans2" style:font-weight-complex="normal"/>
    </style:style>
    <style:style style:name="T8" style:family="text">
      <style:text-properties fo:font-weight="normal" officeooo:rsid="0041bf36" style:font-weight-asian="normal" style:font-name-complex="Liberation Sans2" style:font-weight-complex="normal"/>
    </style:style>
    <style:style style:name="T9" style:family="text">
      <style:text-properties fo:font-weight="normal" officeooo:rsid="00748df2" style:font-weight-asian="normal" style:font-name-complex="Liberation Sans2" style:font-weight-complex="normal"/>
    </style:style>
    <style:style style:name="T10" style:family="text">
      <style:text-properties fo:font-weight="normal" officeooo:rsid="001a0a21" style:font-weight-asian="normal" style:font-name-complex="Liberation Sans2" style:font-weight-complex="normal"/>
    </style:style>
    <style:style style:name="T11" style:family="text">
      <style:text-properties fo:font-weight="normal" officeooo:rsid="0066b572" style:font-weight-asian="normal" style:font-name-complex="Liberation Sans2" style:font-weight-complex="normal"/>
    </style:style>
    <style:style style:name="T12" style:family="text">
      <style:text-properties fo:font-weight="normal" officeooo:rsid="0081739e" style:font-weight-asian="normal" style:font-name-complex="Liberation Sans2" style:font-weight-complex="normal"/>
    </style:style>
    <style:style style:name="T13" style:family="text">
      <style:text-properties fo:font-weight="normal" officeooo:rsid="00849800" style:font-weight-asian="normal" style:font-name-complex="Liberation Sans2" style:font-weight-complex="normal"/>
    </style:style>
    <style:style style:name="T14" style:family="text">
      <style:text-properties fo:color="#2a6099" fo:font-weight="bold" style:font-weight-asian="bold" style:font-name-complex="Liberation Sans2" style:font-weight-complex="bold"/>
    </style:style>
    <style:style style:name="T15" style:family="text">
      <style:text-properties fo:color="#ff4000" fo:font-weight="bold" style:font-weight-asian="bold" style:font-name-complex="Liberation Sans2" style:font-weight-complex="bold"/>
    </style:style>
    <style:style style:name="T16" style:family="text">
      <style:text-properties fo:color="#ff4000" fo:font-weight="bold" officeooo:rsid="00748df2" style:font-weight-asian="bold" style:font-name-complex="Liberation Sans2" style:font-weight-complex="bold"/>
    </style:style>
    <style:style style:name="T17" style:family="text">
      <style:text-properties fo:color="#ff4000" fo:font-weight="bold" officeooo:rsid="0068315c" style:font-weight-asian="bold" style:font-name-complex="Liberation Sans2" style:font-weight-complex="bold"/>
    </style:style>
    <style:style style:name="T18" style:family="text">
      <style:text-properties officeooo:rsid="0041bf36"/>
    </style:style>
    <style:style style:name="T19" style:family="text">
      <style:text-properties officeooo:rsid="00481338"/>
    </style:style>
    <style:style style:name="T20" style:family="text">
      <style:text-properties style:text-position="super 58%"/>
    </style:style>
    <style:style style:name="T21" style:family="text">
      <style:text-properties officeooo:rsid="003c3643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officeooo:rsid="000516d0"/>
    </style:style>
    <style:style style:name="T24" style:family="text">
      <style:text-properties officeooo:rsid="0023a4bf"/>
    </style:style>
    <style:style style:name="T25" style:family="text">
      <style:text-properties fo:font-style="normal" style:text-underline-style="solid" style:text-underline-width="auto" style:text-underline-color="font-color" officeooo:rsid="0081739e" style:font-style-asian="normal" style:font-style-complex="normal"/>
    </style:style>
    <style:style style:name="T26" style:family="text">
      <style:text-properties fo:font-style="normal" style:font-name-asian="Palatino" style:font-style-asian="normal" style:font-style-complex="normal"/>
    </style:style>
    <style:style style:name="T27" style:family="text">
      <style:text-properties fo:font-style="normal" officeooo:rsid="0081739e" style:font-style-asian="normal" style:font-style-complex="normal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officeooo:rsid="0081739e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gr1" style:family="graphic">
      <style:graphic-properties fo:background-color="#ffffff" fo:border="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2" form:id="control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3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9" form:id="control9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1" form:id="control11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8" form:id="control18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“Applying Mathematics in the Classroom”</text:p>
      <text:p text:style-name="P13">Best Western Plus - Richland, WA 99354 Hotel Reservations: 509-946-4121 </text:p>
      <text:p text:style-name="P13">($89.99 Group Code: <text:a xlink:type="simple" xlink:href="https://www.bestwestern.com/en_US/book/hotel-rooms.48183.html?groupId=8T4XM8V" text:style-name="Internet_20_link" text:visited-style-name="Visited_20_Internet_20_Link">https://www.bestwestern.com/en_US/book/hotel-rooms.48183.html?groupId=8T4XM8V</text:a></text:p>
      <text:p text:style-name="P18"><text:span text:style-name="T29">- - - - - - - - - - - - - - - - - - - - - - - - - - - - - - - - - - - - - - - - - - - - - - - - - - - - - - - - - - - - - - - - - - - - - - - - - - - - - - - - - - - - - - - - - - - - - - - - - - - - - - -</text:span></text:p>
      <text:p text:style-name="P9">June 21 - June 25, 2021</text:p>
      <text:p text:style-name="P10"><text:s/>(Monday – Friday)</text:p>
      <text:p text:style-name="P11">Registration</text:p>
      <text:p text:style-name="P11">Send to: Washington Applied Math Council (WAMC)</text:p>
      <text:p text:style-name="P11">C/O WAMC Registrar</text:p>
      <text:p text:style-name="P11">PO BOX 10700</text:p>
      <text:p text:style-name="P11">Yakima, WA 98909</text:p>
      <text:p text:style-name="P11">(509) 731-3304 Fax: (509) 461-5222</text:p>
      <text:p text:style-name="P11">Email to: wamcreg@gmail.com</text:p>
      <text:p text:style-name="P18"><text:span text:style-name="T29">- - - - - - - - - - - - - - - - - - - - - - - - - - - - - - - - - - - - - - - - - - - - - - - - - - - - - - - - - - - - - - - - - - - - - - - - - - - - - - - - - - - - - - - - - - - - - - - - - - - - - - -</text:span></text:p>
      <text:p text:style-name="P11">Purchase Order (or P.O. Number) or payment MUST accompany Registration form!</text:p>
      <text:p text:style-name="P12"><text:span text:style-name="T30">Make checks payable to WAMC</text:span></text:p>
      <text:p text:style-name="P22"><text:span text:style-name="T7">Name:</text:span><text:span text:style-name="T7"><draw:control text:anchor-type="as-char" svg:y="-0.2508in" draw:z-index="0" draw:name="Shape1" draw:style-name="gr1" draw:text-style-name="P32" svg:width="2.5004in" svg:height="0.2504in" draw:control="control1"/></text:span><text:span text:style-name="T7"><text:tab/>School District:</text:span><text:span text:style-name="T7"><draw:control text:anchor-type="as-char" draw:z-index="7" draw:name="Shape2" draw:style-name="gr2" draw:text-style-name="P32" svg:width="2.2406in" svg:height="0.2504in" draw:control="control8"/></text:span><text:span text:style-name="T7"> </text:span></text:p>
      <text:p text:style-name="P25"><text:span text:style-name="T7">Address:</text:span><text:span text:style-name="T7"><draw:control text:anchor-type="as-char" draw:z-index="12" draw:name="Shape2" draw:style-name="gr2" draw:text-style-name="P32" svg:width="5.0004in" svg:height="0.2504in" draw:control="control13"/></text:span></text:p>
      <text:p text:style-name="P23"><text:span text:style-name="T9">City, Zip:</text:span><text:span text:style-name="T9"><draw:control text:anchor-type="as-char" draw:z-index="13" draw:name="Shape2" draw:style-name="gr2" draw:text-style-name="P32" svg:width="5.0004in" svg:height="0.2504in" draw:control="control14"/></text:span></text:p>
      <text:p text:style-name="P24"><text:span text:style-name="T7">School: </text:span><text:span text:style-name="T7"><draw:control text:anchor-type="as-char" draw:z-index="1" draw:name="Shape5" draw:style-name="gr2" draw:text-style-name="P32" svg:width="2.5004in" svg:height="0.2504in" draw:control="control2"/></text:span><text:span text:style-name="T7"><text:tab/>School Phone: </text:span><draw:control text:anchor-type="as-char" draw:z-index="2" draw:name="Shape6" draw:style-name="gr2" draw:text-style-name="P32" svg:width="2.0004in" svg:height="0.2504in" draw:control="control3"/></text:p>
      <text:p text:style-name="P23"><text:span text:style-name="T10">Billing</text:span><text:span text:style-name="T7"> Address: </text:span><text:span text:style-name="T7"><draw:control text:anchor-type="as-char" draw:z-index="14" draw:name="Shape7_0" draw:style-name="gr2" draw:text-style-name="P32" svg:width="5.0004in" svg:height="0.2504in" draw:control="control15"/></text:span></text:p>
      <text:p text:style-name="P27"><text:span text:style-name="T7">School Email: </text:span><text:span text:style-name="T6"><draw:control text:anchor-type="as-char" draw:z-index="3" draw:name="Shape8" draw:style-name="gr2" draw:text-style-name="P32" svg:width="2.5004in" svg:height="0.2504in" draw:control="control4"/></text:span><text:span text:style-name="T7"><text:s text:c="2"/></text:span><text:span text:style-name="T13">Teacher</text:span><text:span text:style-name="T11"> </text:span><text:span text:style-name="T7">Cert.# </text:span><text:span text:style-name="T6"><draw:control text:anchor-type="as-char" draw:z-index="4" draw:name="Shape9" draw:style-name="gr2" draw:text-style-name="P32" svg:width="1.7504in" svg:height="0.2504in" draw:control="control5"/></text:span></text:p>
      <text:p text:style-name="P26"><text:span text:style-name="T6">Summer Address: </text:span><text:span text:style-name="T6"><draw:control text:anchor-type="as-char" draw:z-index="17" draw:name="Shape2" draw:style-name="gr2" draw:text-style-name="P32" svg:width="5.0004in" svg:height="0.2504in" draw:control="control18"/></text:span></text:p>
      <text:p text:style-name="P28"><text:span text:style-name="T16">Summer </text:span><text:span text:style-name="T17">e</text:span><text:span text:style-name="T15">mail:</text:span><text:span text:style-name="T14"> </text:span><text:span text:style-name="T6"><draw:control text:anchor-type="as-char" draw:z-index="5" draw:name="Shape10" draw:style-name="gr2" draw:text-style-name="P33" svg:width="2.5004in" svg:height="0.2504in" draw:control="control6"/></text:span><text:span text:style-name="T7"><text:s text:c="3"/></text:span><text:span text:style-name="T16">Summer</text:span><text:span text:style-name="T15"> </text:span><text:span text:style-name="T17">p</text:span><text:span text:style-name="T15">hone </text:span><text:span text:style-name="T17">number</text:span><text:span text:style-name="T15">:</text:span><text:span text:style-name="T14"> </text:span><text:span text:style-name="T7"><draw:control text:anchor-type="as-char" draw:z-index="6" draw:name="Shape10_0" draw:style-name="gr2" draw:text-style-name="P33" svg:width="1.7504in" svg:height="0.2504in" draw:control="control7"/></text:span></text:p>
      <text:p text:style-name="P29"><text:span text:style-name="T9">Check Number: </text:span><text:span text:style-name="T9"><draw:control text:anchor-type="as-char" draw:z-index="15" draw:name="Shape10_0" draw:style-name="gr2" draw:text-style-name="P33" svg:width="2.0004in" svg:height="0.2504in" draw:control="control16"/></text:span><text:span text:style-name="T9"><text:s/>P.O. Number: </text:span><text:span text:style-name="T9"><draw:control text:anchor-type="as-char" draw:z-index="16" draw:name="Shape10_0" draw:style-name="gr2" draw:text-style-name="P33" svg:width="2.0004in" svg:height="0.2504in" draw:control="control17"/></text:span></text:p>
      <text:p text:style-name="P17"><text:span text:style-name="T29">- - - - - - - - - - - - - - - - - - - - - - - - - - - - - - - - - - - - - - - - - - - - - - - - - - - - - - - - - - - - - - - - - - - - - - - - - - - - - - - - - - - - - - - - - - - - - - - - - - - - - - -</text:span></text:p>
      <text:p text:style-name="P21">Registration Fees: <text:s/>$545 ($585 After May 21th, 2021)</text:p>
      <text:p text:style-name="P15"><text:span text:style-name="T27">- - - - - - - - - - - - - - - - - - - - - - - - - - - - - - - - - - - - - - - - - - - - - - - - - - - - - - - - - - - - - - - - - - - - - - - - - - - - - - - - - - - - - - - - - - - - - - - - - - - - - - -</text:span></text:p>
      <text:p text:style-name="P15"><text:span text:style-name="T25">\</text:span><text:span text:style-name="T1">(Registration includes five hosted meals (3 lunches, 2 Dinners), notebook, software, copy services and </text:span></text:p>
      <text:p text:style-name="P3"><text:span text:style-name="T7"><text:tab/>(</text:span><text:span text:style-name="T3">40 STEM Clock Hours.)</text:span></text:p>
      <text:p text:style-name="P7">Check Where Applicable (Please!) </text:p>
      <text:p text:style-name="P4"><draw:control text:anchor-type="as-char" draw:z-index="8" draw:style-name="gr3" draw:text-style-name="P34" svg:width="0.2504in" svg:height="0.2504in" draw:control="control9"/>Applied Mathematics Algebra I Initial Certification <text:s text:c="2"/></text:p>
      <text:p text:style-name="P4"><draw:control text:anchor-type="as-char" draw:z-index="9" draw:style-name="gr3" draw:text-style-name="P34" svg:width="0.2504in" svg:height="0.2504in" draw:control="control10"/>Applied Mathematics Geometry/Algebra II/Curriculum Development <text:s/></text:p>
      <text:p text:style-name="P4"><text:tab/><draw:control text:anchor-type="as-char" draw:z-index="10" draw:style-name="gr3" draw:text-style-name="P34" svg:width="0.2504in" svg:height="0.2504in" draw:control="control11"/>(<text:span text:style-name="T22">Elementary Teachers Check This Box)</text:span></text:p>
      <text:p text:style-name="P5"><text:span text:style-name="T23"><draw:control text:anchor-type="as-char" draw:z-index="11" draw:style-name="gr3" draw:text-style-name="P34" svg:width="0.2504in" svg:height="0.2504in" draw:control="control12"/></text:span><text:span text:style-name="T23">"3rd Year Math Option" Applied Mathematics - Financial Algebra </text:span></text:p>
      <text:p text:style-name="P6"><text:tab/>(Cengage Annotated Instructor's Edition)</text:p>
      <text:p text:style-name="P14"><text:s/>Lesson Plans/Labs are developed to address the CCSS, ELL and STEM</text:p>
      <text:p text:style-name="P14"><text:s text:c="2"/>CORD materials are used as reference and guidelines</text:p>
      <text:p text:style-name="P17">- - - - - - - - - - - - - - - - - - - - - - - - - - - - - - - - - - - - - - - - - - - - - - - - - - - - - - - - - - - - - - - - - - - - - - - - - - - - - - - - - - - - - - - - - - - - - - - - - - - - - - - </text:p>
      <text:p text:style-name="P17">• Participants must bring with them a scientific calculator, all </text:p>
      <text:p text:style-name="P17"><text:tab/>Applied Math teachers editions of the textbooks they plan to use during the coming year <text:s/></text:p>
      <text:p text:style-name="P17">• A computer is essential and a printer would be extremely useful.</text:p>
      <text:p text:style-name="P17">- - - - - - - - - - - - - - - - - - - - - - - - - - - - - - - - - - - - - - - - - - - - - - - - - - - - - - - - - - - - - - - - - - - - - - - - - - - - - - - - - - - - - - - - - - - - - - - - - - - - - - -</text:p>
      <text:p text:style-name="P17"><text:span text:style-name="T1">Deadline for early registration is May 21, 2021</text:span>. Registrations received after this date will be on a "space available" basis at $585.00 per participant.</text:p>
      <text:p text:style-name="P17">• Conference Check-in and on-site registration (space available) may be made in the motel lobby Monday, June 22th, between 1:00 and 3:15. Three (3) continuing education credits are available from CWU for an additional fee per credit.</text:p>
      <text:p text:style-name="P20">• <text:span text:style-name="T1">The Summer Conference starts at 3:30 on June 21st and ends at noon on June 25th</text:span>.</text:p>
      <text:p text:style-name="P17">- - - - - - - - - - - - - - - - - - - - - - - - - - - - - - - - - - - - - - - - - - - - - - - - - - - - - - - - - - - - - - - - - - - - - - - - - - - - - - - - - - - - - - - - - - - - - - - - - - - - - - -</text:p>
      <text:p text:style-name="P16">WAMC CANCELLATION &amp; REFUND POLICY</text:p>
      <text:p text:style-name="P16">Districts or individuals wishing to reserve a slot may do so by sending a check with a registration form for $250 with the remainder payable at check-in. <text:s/>Deposits are non-refundable. <text:s/>The total amount ($585) will be due for cancellations received after May 21, 2021 An administrative fee of $85 will be charged for all canceled reservations, prior to May 21, 2021. <text:s text:c="2"/><text:span text:style-name="T2">All cancellations must be in writing</text:span>. <text:s/>Districts may make substitutions with a written notification at least 3 days prior to the conference. <text:s/><text:span text:style-name="T2">There will be no refunds for no-shows</text:span>.</text:p>
      <text:p text:style-name="P17">- - - - - - - - - - - - - - - - - - - - - - - - - - - - - - - - - - - - - - - - - - - - - - - - - - - - - - - - - - - - - - - - - - - - - - - - - - - - - - - - - - - - - - - - - - - - - - - - - - - - - - -</text:p>
      <text:p text:style-name="P20">For additional information e-mail Nan Johnson: <text:s/>Njohnson@wa-appliedmath.org or call 206-249-84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Algerian" svg:font-family="Algerian" style:font-family-generic="decorative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Courier New1" svg:font-family="'Courier New'" style:font-family-generic="system" style:font-pitch="variable"/>
    <style:font-face style:name="Liberation Sans3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Block_20_Text" style:display-name="Block Text" style:family="paragraph" style:parent-style-name="Standard" style:default-outline-level="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TOP_20_LINE" style:display-name="TOP LINE" style:family="paragraph" style:parent-style-name="Standard" style:default-outline-level="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6z0" style:family="text">
      <style:text-properties style:font-name="Palatino1" fo:font-family="Palatino" style:font-family-generic="roman" style:font-pitch="variable" fo:font-weight="bold" style:font-name-asian="Times New Roman2" style:font-family-asian="'Times New Roman'" style:font-family-generic-asian="system" style:font-pitch-asian="variable" style:font-weight-asian="bold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fo:font-size="10pt" style:font-name-asian="Symbol1" style:font-family-asian="Symbol" style:font-family-generic-asian="system" style:font-pitch-asian="variable" style:font-size-asian="10pt" style:font-size-complex="11pt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21-04-22T20:51:41.671068062</dc:date>
    <meta:print-date>2013-10-13T17:25:00</meta:print-date>
    <meta:editing-cycles>67</meta:editing-cycles>
    <meta:editing-duration>PT22H6M46S</meta:editing-duration>
    <meta:generator>LibreOffice/6.1.5.2$Linux_X86_64 LibreOffice_project/10$Build-2</meta:generator>
    <meta:document-statistic meta:table-count="0" meta:image-count="0" meta:object-count="0" meta:page-count="1" meta:paragraph-count="51" meta:word-count="1216" meta:character-count="4308" meta:non-whitespace-character-count="3099"/>
  </office:meta>
</office:document-meta>
</file>